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cca6d" officeooo:paragraph-rsid="001cca6d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e8bdb" officeooo:paragraph-rsid="001e8bdb"/>
    </style:style>
    <style:style style:name="P3" style:family="paragraph" style:parent-style-name="Preformatted_20_Text">
      <style:paragraph-properties fo:text-align="end" style:justify-single-word="false" style:writing-mode="rl-tb"/>
      <style:text-properties officeooo:rsid="001e8bdb" officeooo:paragraph-rsid="001e8bdb"/>
    </style:style>
    <style:style style:name="P4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1cca6d" officeooo:paragraph-rsid="001cca6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052c7" officeooo:paragraph-rsid="002052c7"/>
    </style:style>
    <style:style style:name="P6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officeooo:rsid="001e8bdb" officeooo:paragraph-rsid="001e8bdb"/>
    </style:style>
    <style:style style:name="P7" style:family="paragraph" style:parent-style-name="Standard">
      <style:paragraph-properties fo:text-align="end" style:justify-single-word="false" fo:break-before="page" style:writing-mode="rl-tb"/>
      <style:text-properties officeooo:rsid="002052c7" officeooo:paragraph-rsid="002052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این ادرس یک اموزش خب است:<text:line-break/><text:line-break/><text:a xlink:type="simple" xlink:href="https://www.blog.pythonlibrary.org/2010/03/08/a-simple-step-by-step-reportlab-tutorial/" text:style-name="Internet_20_link" text:visited-style-name="Visited_20_Internet_20_Link">https://www.blog.pythonlibrary.org/2010/03/08/a-simple-step-by-step-reportlab-tutorial/</text:a></text:p>
      <text:p text:style-name="P1"/>
      <text:p text:style-name="P1"/>
      <text:p text:style-name="P2"><text:a xlink:type="simple" xlink:href="https://github.com/mpcabd/python-arabic-reshaper" text:style-name="Internet_20_link" text:visited-style-name="Visited_20_Internet_20_Link">https://github.com/mpcabd/python-arabic-reshaper</text:a></text:p>
      <text:p text:style-name="P3"><text:span text:style-name="Source_20_Text">pip install git+https://github.com/mpcabd/python-arabic-reshaper</text:span></text:p>
      <text:p text:style-name="P2"/>
      <text:p text:style-name="P2"/>
      <text:p text:style-name="P2"/>
      <text:p text:style-name="P6"/>
      <text:p text:style-name="P5">گویا روش دیگری هم برای تبدیل اچ تی ام ال به pdf وجود دارد در زیر لینک اموزش امده:<text:line-break/>http://www.peregrinesalon.com/blog/2015/06/python-3-django-generating-a-pdf-from-markdown-or-html/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0</meta:editing-cycles>
    <meta:creation-date>2017-06-01T07:12:00</meta:creation-date>
    <dc:date>2017-06-20T15:28:56.240083816</dc:date>
    <meta:editing-duration>PT2H56M36S</meta:editing-duration>
    <meta:generator>LibreOffice/5.1.6.2$Linux_X86_64 LibreOffice_project/10m0$Build-2</meta:generator>
    <meta:document-statistic meta:table-count="0" meta:image-count="0" meta:object-count="0" meta:page-count="2" meta:paragraph-count="4" meta:word-count="31" meta:character-count="406" meta:non-whitespace-character-count="3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